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2" style:parent-style-name="Normal" style:family="paragraph">
      <style:paragraph-properties style:text-autospace="none" fo:margin-bottom="0in" fo:line-height="100%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0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71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72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7" style:parent-style-name="Normal" style:family="paragraph">
      <style:paragraph-properties style:text-autospace="none" fo:margin-bottom="0in" fo:line-height="100%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4" style:parent-style-name="Normal" style:family="paragraph">
      <style:paragraph-properties style:text-autospace="none" fo:margin-bottom="0in" fo:line-height="100%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" style:parent-style-name="Normal" style:family="paragraph">
      <style:paragraph-properties style:text-autospace="none" fo:margin-bottom="0in" fo:line-height="100%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" style:family="paragraph">
      <style:paragraph-properties style:text-autospace="none" fo:margin-bottom="0in" fo:line-height="100%"/>
    </style:style>
    <style:style style:name="T1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2" style:parent-style-name="Normal" style:family="paragraph">
      <style:paragraph-properties style:text-autospace="none" fo:margin-bottom="0in" fo:line-height="100%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6" style:parent-style-name="Normal" style:family="paragraph">
      <style:paragraph-properties style:text-autospace="none" fo:margin-bottom="0in" fo:line-height="100%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" style:parent-style-name="Normal" style:family="paragraph">
      <style:paragraph-properties style:text-autospace="none" fo:margin-bottom="0in" fo:line-height="100%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5" style:parent-style-name="Normal" style:family="paragraph">
      <style:paragraph-properties style:text-autospace="none" fo:margin-bottom="0in" fo:line-height="100%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34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36" style:parent-style-name="Normal" style:family="paragraph">
      <style:paragraph-properties style:text-autospace="none" fo:margin-bottom="0in" fo:line-height="100%"/>
    </style:style>
    <style:style style:name="T1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1" style:parent-style-name="Normal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2" style:parent-style-name="Normal" style:family="paragraph">
      <style:paragraph-properties style:text-autospace="none" fo:margin-bottom="0in" fo:line-height="100%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15" style:parent-style-name="Normal" style:family="paragraph">
      <style:paragraph-properties style:text-autospace="none" fo:margin-bottom="0in" fo:line-height="100%"/>
    </style:style>
    <style:style style:name="T21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1" style:parent-style-name="Normal" style:family="paragraph">
      <style:paragraph-properties style:text-autospace="none" fo:margin-bottom="0in" fo:line-height="100%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style:text-autospace="none" fo:margin-bottom="0in" fo:line-height="100%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2" style:parent-style-name="Normal" style:family="paragraph">
      <style:paragraph-properties style:text-autospace="none" fo:margin-bottom="0in" fo:line-height="100%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36" style:parent-style-name="Normal" style:family="paragraph">
      <style:paragraph-properties style:text-autospace="none" fo:margin-bottom="0in" fo:line-height="100%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2F4F4F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0" style:parent-style-name="Normal" style:family="paragraph">
      <style:paragraph-properties style:text-autospace="none" fo:margin-bottom="0in" fo:line-height="100%"/>
    </style:style>
    <style:style style:name="T2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0" style:parent-style-name="Normal" style:family="paragraph">
      <style:paragraph-properties style:text-autospace="none" fo:margin-bottom="0in" fo:line-height="100%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7" style:parent-style-name="Normal" style:family="paragraph">
      <style:paragraph-properties style:text-autospace="none" fo:margin-bottom="0in" fo:line-height="100%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"pch.h"</text:span></text:p>
      <text:p text:style-name="P5"><text:span text:style-name="T6">#include</text:span><text:span text:style-name="T7"><text:s/></text:span><text:span text:style-name="T8">"Persoana_2022.h"</text:span></text:p>
      <text:p text:style-name="P9"><text:span text:style-name="T10">using</text:span><text:span text:style-name="T11"><text:s/></text:span><text:span text:style-name="T12">namespace</text:span><text:span text:style-name="T13"><text:s/>System;</text:span></text:p>
      <text:p text:style-name="P14"/>
      <text:p text:style-name="P15"><text:span text:style-name="T16">int</text:span><text:span text:style-name="T17"><text:s/>main(</text:span><text:span text:style-name="T18">array</text:span><text:span text:style-name="T19">&lt;System::</text:span><text:span text:style-name="T20">String</text:span><text:span text:style-name="T21">^&gt;^<text:s/></text:span><text:span text:style-name="T22">args</text:span><text:span text:style-name="T23">)</text:span></text:p>
      <text:p text:style-name="P24">{</text:p>
      <text:p text:style-name="P25"><text:span text:style-name="T26"><text:tab/></text:span><text:span text:style-name="T27">Persoana_2022</text:span><text:span text:style-name="T28">^ p1 =<text:s/></text:span><text:span text:style-name="T29">gcnew</text:span><text:span text:style-name="T30"><text:s/></text:span><text:span text:style-name="T31">Persoana_2022</text:span><text:span text:style-name="T32">();</text:span></text:p>
      <text:p text:style-name="P33"><text:span text:style-name="T34"><text:tab/></text:span><text:span text:style-name="T35">Persoana_2022</text:span><text:span text:style-name="T36">^ p2 =<text:s/></text:span><text:span text:style-name="T37">gcnew</text:span><text:span text:style-name="T38"><text:s/></text:span><text:span text:style-name="T39">Persoana_2022</text:span><text:span text:style-name="T40">(40,<text:s/></text:span><text:span text:style-name="T41">"Tom"</text:span><text:span text:style-name="T42">,<text:s/></text:span><text:span text:style-name="T43">"Cosmin"</text:span><text:span text:style-name="T44">);</text:span></text:p>
      <text:p text:style-name="P45"><text:span text:style-name="T46"><text:tab/></text:span><text:span text:style-name="T47">Console</text:span><text:span text:style-name="T48">::WriteLine(p1-&gt;arata_nume());</text:span></text:p>
      <text:p text:style-name="P49"><text:span text:style-name="T50"><text:tab/></text:span><text:span text:style-name="T51">Console</text:span><text:span text:style-name="T52">::WriteLine(p2-&gt;arata_nume());</text:span></text:p>
      <text:p text:style-name="P53"><text:span text:style-name="T54"><text:tab/></text:span><text:span text:style-name="T55">Console</text:span><text:span text:style-name="T56">::WriteLine(p1-&gt;arata_varsta());</text:span></text:p>
      <text:p text:style-name="P57"><text:span text:style-name="T58"><text:tab/></text:span><text:span text:style-name="T59">Console</text:span><text:span text:style-name="T60">::WriteLine(p2-&gt;arata_varsta());</text:span></text:p>
      <text:p text:style-name="P61"><text:tab/><text:tab/>p2-&gt;print_data();</text:p>
      <text:p text:style-name="P62"><text:span text:style-name="T63"><text:tab/></text:span><text:span text:style-name="T64">Console</text:span><text:span text:style-name="T65">::ReadKey();</text:span></text:p>
      <text:p text:style-name="P66"><text:span text:style-name="T67"><text:tab/></text:span><text:span text:style-name="T68">return</text:span><text:span text:style-name="T69"><text:s/>0;</text:span></text:p>
      <text:p text:style-name="P70">}</text:p>
      <text:p text:style-name="P71"/>
      <text:p text:style-name="P72"/>
      <text:p text:style-name="P73"><text:span text:style-name="T74">#pragma</text:span><text:span text:style-name="T75"><text:s/></text:span><text:span text:style-name="T76">once</text:span></text:p>
      <text:p text:style-name="P77"><text:span text:style-name="T78">using</text:span><text:span text:style-name="T79"><text:s/></text:span><text:span text:style-name="T80">namespace</text:span><text:span text:style-name="T81"><text:s/>System;</text:span></text:p>
      <text:p text:style-name="P82"><text:span text:style-name="T83">using</text:span><text:span text:style-name="T84"><text:s/></text:span><text:span text:style-name="T85">namespace</text:span><text:span text:style-name="T86"><text:s/>System::IO;</text:span></text:p>
      <text:p text:style-name="P87"><text:span text:style-name="T88">ref</text:span><text:span text:style-name="T89"><text:s/></text:span><text:span text:style-name="T90">class</text:span><text:span text:style-name="T91"><text:s/></text:span><text:span text:style-name="T92">Persoana_2022</text:span></text:p>
      <text:p text:style-name="P93">{</text:p>
      <text:p text:style-name="P94"><text:span text:style-name="T95">private</text:span><text:span text:style-name="T96">:</text:span></text:p>
      <text:p text:style-name="P97"><text:span text:style-name="T98"><text:tab/>System::</text:span><text:span text:style-name="T99">UInt16</text:span><text:span text:style-name="T100"><text:s/>varsta;</text:span></text:p>
      <text:p text:style-name="P101"><text:span text:style-name="T102"><text:tab/>System::</text:span><text:span text:style-name="T103">String</text:span><text:span text:style-name="T104">^ nume;</text:span></text:p>
      <text:p text:style-name="P105"><text:span text:style-name="T106"><text:tab/>System::</text:span><text:span text:style-name="T107">String</text:span><text:span text:style-name="T108">^ prenume;</text:span></text:p>
      <text:p text:style-name="P109"><text:span text:style-name="T110">public</text:span><text:span text:style-name="T111">:</text:span></text:p>
      <text:p text:style-name="P112"><text:span text:style-name="T113"><text:tab/></text:span><text:span text:style-name="T114">String</text:span><text:span text:style-name="T115">^ arata_nume();</text:span></text:p>
      <text:p text:style-name="P116"><text:span text:style-name="T117"><text:tab/></text:span><text:span text:style-name="T118">UInt16</text:span><text:span text:style-name="T119"><text:s/>arata_varsta();</text:span></text:p>
      <text:p text:style-name="P120"><text:span text:style-name="T121"><text:tab/></text:span><text:span text:style-name="T122">void</text:span><text:span text:style-name="T123"><text:s/>print_data();</text:span></text:p>
      <text:p text:style-name="P124"><text:tab/>Persoana_2022();</text:p>
      <text:p text:style-name="P125"><text:span text:style-name="T126"><text:tab/>Persoana_2022(</text:span><text:span text:style-name="T127">UInt16</text:span><text:span text:style-name="T128">,<text:s/></text:span><text:span text:style-name="T129">String</text:span><text:span text:style-name="T130">^,<text:s/></text:span><text:span text:style-name="T131">String</text:span><text:span text:style-name="T132">^);</text:span></text:p>
      <text:p text:style-name="P133">};</text:p>
      <text:p text:style-name="P134"/>
      <text:p text:style-name="P135"/>
      <text:p text:style-name="P136"><text:span text:style-name="T137">#include</text:span><text:span text:style-name="T138"><text:s/></text:span><text:span text:style-name="T139">"pch.h"</text:span></text:p>
      <text:p text:style-name="P140"><text:span text:style-name="T141">#include</text:span><text:span text:style-name="T142"><text:s/></text:span><text:span text:style-name="T143">"Persoana_2022.h"</text:span></text:p>
      <text:p text:style-name="P144"><text:span text:style-name="T145">using</text:span><text:span text:style-name="T146"><text:s/></text:span><text:span text:style-name="T147">namespace</text:span><text:span text:style-name="T148"><text:s/>System::IO;</text:span></text:p>
      <text:p text:style-name="P149"/>
      <text:p text:style-name="P150"><text:span text:style-name="T151">Persoana_2022</text:span><text:span text:style-name="T152">::Persoana_2022() {</text:span></text:p>
      <text:p text:style-name="P153"><text:span text:style-name="T154"><text:tab/></text:span><text:span text:style-name="T155">this</text:span><text:span text:style-name="T156">-&gt;nume =<text:s/></text:span><text:span text:style-name="T157">this</text:span><text:span text:style-name="T158">-&gt;prenume =<text:s/></text:span><text:span text:style-name="T159">"Anonim"</text:span><text:span text:style-name="T160">;</text:span></text:p>
      <text:p text:style-name="P161"><text:span text:style-name="T162"><text:tab/></text:span><text:span text:style-name="T163">this</text:span><text:span text:style-name="T164">-&gt;varsta = 0;</text:span></text:p>
      <text:p text:style-name="P165">}</text:p>
      <text:p text:style-name="P166"><text:span text:style-name="T167">Persoana_2022</text:span><text:span text:style-name="T168">::Persoana_2022(</text:span><text:span text:style-name="T169">UInt16</text:span><text:span text:style-name="T170"><text:s/></text:span><text:span text:style-name="T171">vs</text:span><text:span text:style-name="T172">,<text:s/></text:span><text:span text:style-name="T173">String</text:span><text:span text:style-name="T174">^<text:s/></text:span><text:span text:style-name="T175">num</text:span><text:span text:style-name="T176">,<text:s/></text:span><text:span text:style-name="T177">String</text:span><text:span text:style-name="T178">^<text:s/></text:span><text:span text:style-name="T179">prenum</text:span><text:span text:style-name="T180">) {</text:span></text:p>
      <text:p text:style-name="P181"><text:span text:style-name="T182"><text:tab/></text:span><text:span text:style-name="T183">this</text:span><text:span text:style-name="T184">-&gt;varsta =<text:s/></text:span><text:span text:style-name="T185">vs</text:span><text:span text:style-name="T186">;<text:s/></text:span><text:span text:style-name="T187">this</text:span><text:span text:style-name="T188">-&gt;nume =<text:s/></text:span><text:span text:style-name="T189">num</text:span><text:span text:style-name="T190">;<text:s/></text:span><text:span text:style-name="T191">this</text:span><text:span text:style-name="T192">-&gt;prenume =<text:s/></text:span><text:span text:style-name="T193">prenum</text:span><text:span text:style-name="T194">;</text:span></text:p>
      <text:p text:style-name="P195">}</text:p>
      <text:p text:style-name="P196"><text:span text:style-name="T197">String</text:span><text:span text:style-name="T198">^<text:s/></text:span><text:span text:style-name="T199">Persoana_2022</text:span><text:span text:style-name="T200">::arata_nume()</text:span></text:p>
      <text:p text:style-name="P201">{</text:p>
      <text:p text:style-name="P202"><text:span text:style-name="T203"><text:tab/></text:span><text:span text:style-name="T204">return</text:span><text:span text:style-name="T205"><text:s/></text:span><text:span text:style-name="T206">String</text:span><text:span text:style-name="T207">::Concat(</text:span><text:span text:style-name="T208">this</text:span><text:span text:style-name="T209">-&gt;nume,<text:s/></text:span><text:span text:style-name="T210">"\t"</text:span><text:span text:style-name="T211">,<text:s/></text:span><text:span text:style-name="T212">this</text:span><text:span text:style-name="T213">-&gt;prenume);</text:span></text:p>
      <text:p text:style-name="P214">}</text:p>
      <text:p text:style-name="P215"><text:span text:style-name="T216">UInt16</text:span><text:span text:style-name="T217"><text:s/></text:span><text:span text:style-name="T218">Persoana_2022</text:span><text:span text:style-name="T219">::arata_varsta()</text:span></text:p>
      <text:p text:style-name="P220">{</text:p>
      <text:soft-page-break/>
      <text:p text:style-name="P221"><text:span text:style-name="T222"><text:tab/></text:span><text:span text:style-name="T223">return</text:span><text:span text:style-name="T224"><text:s/>varsta;</text:span></text:p>
      <text:p text:style-name="P225">}</text:p>
      <text:p text:style-name="P226"><text:span text:style-name="T227">void</text:span><text:span text:style-name="T228"><text:s/></text:span><text:span text:style-name="T229">Persoana_2022</text:span><text:span text:style-name="T230">::print_data()</text:span></text:p>
      <text:p text:style-name="P231">{</text:p>
      <text:p text:style-name="P232"><text:span text:style-name="T233"><text:tab/></text:span><text:span text:style-name="T234">try</text:span></text:p>
      <text:p text:style-name="P235"><text:tab/>{</text:p>
      <text:p text:style-name="P236"><text:span text:style-name="T237"><text:tab/></text:span><text:span text:style-name="T238"><text:tab/></text:span><text:span text:style-name="T239">FileStream</text:span><text:span text:style-name="T240">^ fs1 =<text:s/></text:span><text:span text:style-name="T241">gcnew</text:span><text:span text:style-name="T242"><text:s/></text:span><text:span text:style-name="T243">FileStream</text:span><text:span text:style-name="T244">(</text:span><text:span text:style-name="T245">"fisier.txt"</text:span><text:span text:style-name="T246">,<text:s/></text:span><text:span text:style-name="T247">FileMode</text:span><text:span text:style-name="T248">::</text:span><text:span text:style-name="T249">OpenOrCreate</text:span><text:span text:style-name="T250">);</text:span></text:p>
      <text:p text:style-name="P251"><text:span text:style-name="T252"><text:tab/></text:span><text:span text:style-name="T253"><text:tab/></text:span><text:span text:style-name="T254">StreamWriter</text:span><text:span text:style-name="T255">^ sw1 =<text:s/></text:span><text:span text:style-name="T256">gcnew</text:span><text:span text:style-name="T257"><text:s/></text:span><text:span text:style-name="T258">StreamWriter</text:span><text:span text:style-name="T259">(fs1);</text:span></text:p>
      <text:p text:style-name="P260"><text:span text:style-name="T261"><text:tab/></text:span><text:span text:style-name="T262"><text:tab/>sw1-&gt;WriteLine(</text:span><text:span text:style-name="T263">this</text:span><text:span text:style-name="T264">-&gt;arata_nume());</text:span></text:p>
      <text:p text:style-name="P265"><text:span text:style-name="T266"><text:tab/></text:span><text:span text:style-name="T267"><text:tab/>sw1-&gt;WriteLine(</text:span><text:span text:style-name="T268">this</text:span><text:span text:style-name="T269">-&gt;arata_varsta());</text:span></text:p>
      <text:p text:style-name="P270"><text:tab/><text:tab/>sw1-&gt;Flush();</text:p>
      <text:p text:style-name="P271"><text:tab/><text:tab/>sw1-&gt;Close();</text:p>
      <text:p text:style-name="P272"><text:span text:style-name="T273"><text:tab/></text:span><text:span text:style-name="T274"><text:tab/></text:span><text:span text:style-name="T275">Console</text:span><text:span text:style-name="T276">::WriteLine(</text:span><text:span text:style-name="T277">"Date Scrise in fisier"</text:span><text:span text:style-name="T278">);</text:span></text:p>
      <text:p text:style-name="P279"><text:tab/>}</text:p>
      <text:p text:style-name="P280"><text:span text:style-name="T281"><text:tab/></text:span><text:span text:style-name="T282">catch</text:span><text:span text:style-name="T283"><text:s/>(</text:span><text:span text:style-name="T284">Exception</text:span><text:span text:style-name="T285">^ ex1)</text:span></text:p>
      <text:p text:style-name="P286"><text:tab/>{</text:p>
      <text:p text:style-name="P287"><text:span text:style-name="T288"><text:tab/></text:span><text:span text:style-name="T289"><text:tab/></text:span><text:span text:style-name="T290">Console</text:span><text:span text:style-name="T291">::WriteLine(ex1-&gt;Message);</text:span></text:p>
      <text:p text:style-name="P292"><text:tab/>}</text:p>
      <text:p text:style-name="Normal"><text:span text:style-name="T29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Holtea</meta:initial-creator>
    <dc:creator>Sebastian Holtea</dc:creator>
    <meta:creation-date>2022-04-17T19:07:00Z</meta:creation-date>
    <dc:date>2022-04-17T19:08:00Z</dc:date>
    <meta:template xlink:href="Normal" xlink:type="simple"/>
    <meta:editing-cycles>1</meta:editing-cycles>
    <meta:editing-duration>PT60S</meta:editing-duration>
    <meta:document-statistic meta:page-count="2" meta:paragraph-count="3" meta:word-count="238" meta:character-count="1593" meta:row-count="11" meta:non-whitespace-character-count="1358"/>
  </office:meta>
</office:document-meta>
</file>